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46.31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97mm"/>
    </style:style>
    <style:style style:name="co10" style:family="table-column">
      <style:table-column-properties fo:break-before="auto" style:column-width="36.3mm"/>
    </style:style>
    <style:style style:name="co11" style:family="table-column">
      <style:table-column-properties fo:break-before="auto" style:column-width="52.81mm"/>
    </style:style>
    <style:style style:name="co12" style:family="table-column">
      <style:table-column-properties fo:break-before="auto" style:column-width="90.77mm"/>
    </style:style>
    <style:style style:name="co13" style:family="table-column">
      <style:table-column-properties fo:break-before="auto" style:column-width="63.8mm"/>
    </style:style>
    <style:style style:name="co14" style:family="table-column">
      <style:table-column-properties fo:break-before="auto" style:column-width="104.1mm"/>
    </style:style>
    <style:style style:name="co15" style:family="table-column">
      <style:table-column-properties fo:break-before="auto" style:column-width="39.85mm"/>
    </style:style>
    <style:style style:name="co16" style:family="table-column">
      <style:table-column-properties fo:break-before="auto" style:column-width="30.85mm"/>
    </style:style>
    <style:style style:name="co17" style:family="table-column">
      <style:table-column-properties fo:break-before="auto" style:column-width="132.98mm"/>
    </style:style>
    <style:style style:name="co18" style:family="table-column">
      <style:table-column-properties fo:break-before="auto" style:column-width="137.88mm"/>
    </style:style>
    <style:style style:name="co19" style:family="table-column">
      <style:table-column-properties fo:break-before="auto" style:column-width="74.97mm"/>
    </style:style>
    <style:style style:name="co20" style:family="table-column">
      <style:table-column-properties fo:break-before="auto" style:column-width="30.04mm"/>
    </style:style>
    <style:style style:name="co21" style:family="table-column">
      <style:table-column-properties fo:break-before="auto" style:column-width="34.66mm"/>
    </style:style>
    <style:style style:name="co22" style:family="table-column">
      <style:table-column-properties fo:break-before="auto" style:column-width="139.07mm"/>
    </style:style>
    <style:style style:name="co23" style:family="table-column">
      <style:table-column-properties fo:break-before="auto" style:column-width="108.62mm"/>
    </style:style>
    <style:style style:name="co24" style:family="table-column">
      <style:table-column-properties fo:break-before="auto" style:column-width="23.64mm"/>
    </style:style>
    <style:style style:name="co25" style:family="table-column">
      <style:table-column-properties fo:break-before="auto" style:column-width="88mm"/>
    </style:style>
    <style:style style:name="co26" style:family="table-column">
      <style:table-column-properties fo:break-before="auto" style:column-width="117.14mm"/>
    </style:style>
    <style:style style:name="co27" style:family="table-column">
      <style:table-column-properties fo:break-before="auto" style:column-width="98.55mm"/>
    </style:style>
    <style:style style:name="co28" style:family="table-column">
      <style:table-column-properties fo:break-before="auto" style:column-width="67.08mm"/>
    </style:style>
    <style:style style:name="co29" style:family="table-column">
      <style:table-column-properties fo:break-before="auto" style:column-width="35.15mm"/>
    </style:style>
    <style:style style:name="co30" style:family="table-column">
      <style:table-column-properties fo:break-before="auto" style:column-width="41.01mm"/>
    </style:style>
    <style:style style:name="co31" style:family="table-column">
      <style:table-column-properties fo:break-before="auto" style:column-width="124.53mm"/>
    </style:style>
    <style:style style:name="co32" style:family="table-column">
      <style:table-column-properties fo:break-before="auto" style:column-width="139.79mm"/>
    </style:style>
    <style:style style:name="co33" style:family="table-column">
      <style:table-column-properties fo:break-before="auto" style:column-width="23.23mm"/>
    </style:style>
    <style:style style:name="co34" style:family="table-column">
      <style:table-column-properties fo:break-before="auto" style:column-width="97.03mm"/>
    </style:style>
    <style:style style:name="co35" style:family="table-column">
      <style:table-column-properties fo:break-before="auto" style:column-width="52.37mm"/>
    </style:style>
    <style:style style:name="co36" style:family="table-column">
      <style:table-column-properties fo:break-before="auto" style:column-width="143.05mm"/>
    </style:style>
    <style:style style:name="co37" style:family="table-column">
      <style:table-column-properties fo:break-before="auto" style:column-width="28.35mm"/>
    </style:style>
    <style:style style:name="co38" style:family="table-column">
      <style:table-column-properties fo:break-before="auto" style:column-width="105.22mm"/>
    </style:style>
    <style:style style:name="co39" style:family="table-column">
      <style:table-column-properties fo:break-before="auto" style:column-width="103.56mm"/>
    </style:style>
    <style:style style:name="co40" style:family="table-column">
      <style:table-column-properties fo:break-before="auto" style:column-width="101.65mm"/>
    </style:style>
    <style:style style:name="co41" style:family="table-column">
      <style:table-column-properties fo:break-before="auto" style:column-width="39.02mm"/>
    </style:style>
    <style:style style:name="co42" style:family="table-column">
      <style:table-column-properties fo:break-before="auto" style:column-width="75.79mm"/>
    </style:style>
    <style:style style:name="co43" style:family="table-column">
      <style:table-column-properties fo:break-before="auto" style:column-width="119.91mm"/>
    </style:style>
    <style:style style:name="co44" style:family="table-column">
      <style:table-column-properties fo:break-before="auto" style:column-width="83.41mm"/>
    </style:style>
    <style:style style:name="co45" style:family="table-column">
      <style:table-column-properties fo:break-before="auto" style:column-width="209.78mm"/>
    </style:style>
    <style:style style:name="co46" style:family="table-column">
      <style:table-column-properties fo:break-before="auto" style:column-width="39.44mm"/>
    </style:style>
    <style:style style:name="co47" style:family="table-column">
      <style:table-column-properties fo:break-before="auto" style:column-width="36.67mm"/>
    </style:style>
    <style:style style:name="co48" style:family="table-column">
      <style:table-column-properties fo:break-before="auto" style:column-width="71.08mm"/>
    </style:style>
    <style:style style:name="co49" style:family="table-column">
      <style:table-column-properties fo:break-before="auto" style:column-width="150.72mm"/>
    </style:style>
    <style:style style:name="co50" style:family="table-column">
      <style:table-column-properties fo:break-before="auto" style:column-width="28.91mm"/>
    </style:style>
    <style:style style:name="co51" style:family="table-column">
      <style:table-column-properties fo:break-before="auto" style:column-width="31.96mm"/>
    </style:style>
    <style:style style:name="co52" style:family="table-column">
      <style:table-column-properties fo:break-before="auto" style:column-width="105.2mm"/>
    </style:style>
    <style:style style:name="co53" style:family="table-column">
      <style:table-column-properties fo:break-before="auto" style:column-width="56.44mm"/>
    </style:style>
    <style:style style:name="co54" style:family="table-column">
      <style:table-column-properties fo:break-before="auto" style:column-width="163.21mm"/>
    </style:style>
    <style:style style:name="co55" style:family="table-column">
      <style:table-column-properties fo:break-before="auto" style:column-width="70.26mm"/>
    </style:style>
    <style:style style:name="co56" style:family="table-column">
      <style:table-column-properties fo:break-before="auto" style:column-width="102.45mm"/>
    </style:style>
    <style:style style:name="co57" style:family="table-column">
      <style:table-column-properties fo:break-before="auto" style:column-width="95.44mm"/>
    </style:style>
    <style:style style:name="co58" style:family="table-column">
      <style:table-column-properties fo:break-before="auto" style:column-width="226.48mm"/>
    </style:style>
    <style:style style:name="co59" style:family="table-column">
      <style:table-column-properties fo:break-before="auto" style:column-width="69.8mm"/>
    </style:style>
    <style:style style:name="co60" style:family="table-column">
      <style:table-column-properties fo:break-before="auto" style:column-width="100.58mm"/>
    </style:style>
    <style:style style:name="co61" style:family="table-column">
      <style:table-column-properties fo:break-before="auto" style:column-width="90.22mm"/>
    </style:style>
    <style:style style:name="co62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86mm" fo:break-before="auto" style:use-optimal-row-height="true"/>
    </style:style>
    <style:style style:name="ro6" style:family="table-row">
      <style:table-row-properties style:row-height="8.8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4.69mm" fo:break-before="auto" style:use-optimal-row-height="true"/>
    </style:style>
    <style:style style:name="ro9" style:family="table-row">
      <style:table-row-properties style:row-height="29.39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12.93mm" fo:break-before="auto" style:use-optimal-row-height="true"/>
    </style:style>
    <style:style style:name="ro12" style:family="table-row">
      <style:table-row-properties style:row-height="17.04mm" fo:break-before="auto" style:use-optimal-row-height="true"/>
    </style:style>
    <style:style style:name="ro13" style:family="table-row">
      <style:table-row-properties style:row-height="4.67mm" fo:break-before="auto" style:use-optimal-row-height="true"/>
    </style:style>
    <style:style style:name="ro14" style:family="table-row">
      <style:table-row-properties style:row-height="24.48mm" fo:break-before="auto" style:use-optimal-row-height="true"/>
    </style:style>
    <style:style style:name="ro15" style:family="table-row">
      <style:table-row-properties style:row-height="7.88mm" fo:break-before="auto" style:use-optimal-row-height="true"/>
    </style:style>
    <style:style style:name="ro16" style:family="table-row">
      <style:table-row-properties style:row-height="28.08mm" fo:break-before="auto" style:use-optimal-row-height="true"/>
    </style:style>
    <style:style style:name="ro17" style:family="table-row">
      <style:table-row-properties style:row-height="41.52mm" fo:break-before="auto" style:use-optimal-row-height="true"/>
    </style:style>
    <style:style style:name="ro18" style:family="table-row">
      <style:table-row-properties style:row-height="55.28mm" fo:break-before="auto" style:use-optimal-row-height="true"/>
    </style:style>
    <style:style style:name="ro19" style:family="table-row">
      <style:table-row-properties style:row-height="10.78mm" fo:break-before="auto" style:use-optimal-row-height="true"/>
    </style:style>
    <style:style style:name="ro20" style:family="table-row">
      <style:table-row-properties style:row-height="14.2mm" fo:break-before="auto" style:use-optimal-row-height="true"/>
    </style:style>
    <style:style style:name="ro21" style:family="table-row">
      <style:table-row-properties style:row-height="18.68mm" fo:break-before="auto" style:use-optimal-row-height="true"/>
    </style:style>
    <style:style style:name="ro22" style:family="table-row">
      <style:table-row-properties style:row-height="26.02mm" fo:break-before="auto" style:use-optimal-row-height="true"/>
    </style:style>
    <style:style style:name="ro23" style:family="table-row">
      <style:table-row-properties style:row-height="17.83mm" fo:break-before="auto" style:use-optimal-row-height="true"/>
    </style:style>
    <style:style style:name="ro24" style:family="table-row">
      <style:table-row-properties style:row-height="7.3mm" fo:break-before="auto" style:use-optimal-row-height="true"/>
    </style:style>
    <style:style style:name="ro25" style:family="table-row">
      <style:table-row-properties style:row-height="14.32mm" fo:break-before="auto" style:use-optimal-row-height="true"/>
    </style:style>
    <style:style style:name="ro26" style:family="table-row">
      <style:table-row-properties style:row-height="7.36mm" fo:break-before="auto" style:use-optimal-row-height="true"/>
    </style:style>
    <style:style style:name="ro27" style:family="table-row">
      <style:table-row-properties style:row-height="19.3mm" fo:break-before="auto" style:use-optimal-row-height="true"/>
    </style:style>
    <style:style style:name="ro28" style:family="table-row">
      <style:table-row-properties style:row-height="10.81mm" fo:break-before="auto" style:use-optimal-row-height="true"/>
    </style:style>
    <style:style style:name="ro29" style:family="table-row">
      <style:table-row-properties style:row-height="18.71mm" fo:break-before="auto" style:use-optimal-row-height="true"/>
    </style:style>
    <style:style style:name="ro30" style:family="table-row">
      <style:table-row-properties style:row-height="11.39mm" fo:break-before="auto" style:use-optimal-row-height="true"/>
    </style:style>
    <style:style style:name="ro31" style:family="table-row">
      <style:table-row-properties style:row-height="19.21mm" fo:break-before="auto" style:use-optimal-row-height="true"/>
    </style:style>
    <style:style style:name="ro32" style:family="table-row">
      <style:table-row-properties style:row-height="16.95mm" fo:break-before="auto" style:use-optimal-row-height="true"/>
    </style:style>
    <style:style style:name="ro33" style:family="table-row">
      <style:table-row-properties style:row-height="14.9mm" fo:break-before="auto" style:use-optimal-row-height="true"/>
    </style:style>
    <style:style style:name="ro34" style:family="table-row">
      <style:table-row-properties style:row-height="45.63mm" fo:break-before="auto" style:use-optimal-row-height="true"/>
    </style:style>
    <style:style style:name="ro35" style:family="table-row">
      <style:table-row-properties style:row-height="38.31mm" fo:break-before="auto" style:use-optimal-row-height="true"/>
    </style:style>
    <style:style style:name="ro36" style:family="table-row">
      <style:table-row-properties style:row-height="21.06mm" fo:break-before="auto" style:use-optimal-row-height="true"/>
    </style:style>
    <style:style style:name="ro37" style:family="table-row">
      <style:table-row-properties style:row-height="25.52mm" fo:break-before="auto" style:use-optimal-row-height="true"/>
    </style:style>
    <style:style style:name="ro38" style:family="table-row">
      <style:table-row-properties style:row-height="11.31mm" fo:break-before="auto" style:use-optimal-row-height="true"/>
    </style:style>
    <style:style style:name="ro39" style:family="table-row">
      <style:table-row-properties style:row-height="28.17mm" fo:break-before="auto" style:use-optimal-row-height="true"/>
    </style:style>
    <style:style style:name="ro40" style:family="table-row">
      <style:table-row-properties style:row-height="24.22mm" fo:break-before="auto" style:use-optimal-row-height="true"/>
    </style:style>
    <style:style style:name="ro41" style:family="table-row">
      <style:table-row-properties style:row-height="31.33mm" fo:break-before="auto" style:use-optimal-row-height="true"/>
    </style:style>
    <style:style style:name="ro42" style:family="table-row">
      <style:table-row-properties style:row-height="21.57mm" fo:break-before="auto" style:use-optimal-row-height="true"/>
    </style:style>
    <style:style style:name="ro43" style:family="table-row">
      <style:table-row-properties style:row-height="11.84mm" fo:break-before="auto" style:use-optimal-row-height="true"/>
    </style:style>
    <style:style style:name="ro44" style:family="table-row">
      <style:table-row-properties style:row-height="22.63mm" fo:break-before="auto" style:use-optimal-row-height="true"/>
    </style:style>
    <style:style style:name="ro45" style:family="table-row">
      <style:table-row-properties style:row-height="29.47mm" fo:break-before="auto" style:use-optimal-row-height="true"/>
    </style:style>
    <style:style style:name="ro46" style:family="table-row">
      <style:table-row-properties style:row-height="36.32mm" fo:break-before="auto" style:use-optimal-row-height="true"/>
    </style:style>
    <style:style style:name="ro47" style:family="table-row">
      <style:table-row-properties style:row-height="43.16mm" fo:break-before="auto" style:use-optimal-row-height="true"/>
    </style:style>
    <style:style style:name="ro48" style:family="table-row">
      <style:table-row-properties style:row-height="56.85mm" fo:break-before="auto" style:use-optimal-row-height="true"/>
    </style:style>
    <style:style style:name="ro49" style:family="table-row">
      <style:table-row-properties style:row-height="26.05mm" fo:break-before="auto" style:use-optimal-row-height="true"/>
    </style:style>
    <style:style style:name="ro50" style:family="table-row">
      <style:table-row-properties style:row-height="32.1mm" fo:break-before="auto" style:use-optimal-row-height="true"/>
    </style:style>
    <style:style style:name="ro51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30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31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3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4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1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6" style:family="text">
      <style:text-properties style:font-name-asian="DejaVu Sans Mono" style:font-name-complex="DejaVu Sans Mono" style:font-size-asian="8.5pt" style:font-size-complex="8.5pt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7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58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60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1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64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6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7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8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9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7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4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7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8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8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8" style:family="text">
      <style:text-properties fo:color="#00a933" fo:font-weight="bold" style:font-weight-asian="bold" style:font-weight-complex="bold"/>
    </style:style>
    <style:style style:name="T8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9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94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97" style:family="text">
      <style:text-properties fo:color="#ce181e" fo:font-weight="bold" style:font-weight-asian="bold" style:font-weight-complex="bold"/>
    </style:style>
    <style:style style:name="T98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99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00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0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0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0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6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10" style:family="text">
      <style:text-properties style:font-name-asian="Consolas" style:font-name-complex="Consolas" style:font-size-asian="9.5pt" style:font-size-complex="9.5pt"/>
    </style:style>
    <style:style style:name="T111" style:family="text">
      <style:text-properties style:text-position="super 58%"/>
    </style:style>
    <style:style style:name="T112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Byte rate must be at least 600/s (i.e. 9600 baud -</text:span> 15% - overhead - view)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4000/s (i.e. 115200 baud - 25% - more overhead - more view)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4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Recents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5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68.2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68.1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40]" office:value-type="string" office:string-value="YAT TestComputer is 192.168.168.1" calcext:value-type="string">
            <text:p>YAT TestComputer is 192.168.168.1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68.2" calcext:value-type="string">
            <text:p>YAT DevelopmentComputer is 192.168.168.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Make sure YAT TestComputer is not connected other than via network 192.168.168.*</text:p>
          </table:table-cell>
          <table:table-cell/>
          <table:table-cell office:value-type="string" calcext:value-type="string">
            <text:p>Make sure WLAN is disconnected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7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9]" office:value-type="string" office:string-value="YAT DevelopmentComputer is 192.168.168.2" calcext:value-type="string">
            <text:p>YAT DevelopmentComputer is 192.168.168.2</text:p>
          </table:table-cell>
          <table:table-cell table:number-columns-repeated="58"/>
        </table:table-row>
        <table:table-row table:style-name="ro8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68.255</text:p>
          </table:table-cell>
          <table:table-cell table:number-columns-repeated="58"/>
        </table:table-row>
        <table:table-row table:style-name="ro9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40]" office:value-type="string" office:string-value="YAT TestComputer is 192.168.168.1" calcext:value-type="string">
            <text:p>YAT TestComputer is 192.168.168.1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68.2" calcext:value-type="string">
            <text:p>YAT DevelopmentComputer is 192.168.168.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4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11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10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12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10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1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60"/>
        </table:table-row>
        <table:table-row table:style-name="ro10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58"/>
        </table:table-row>
        <table:table-row table:style-name="ro1" table:number-rows-repeated="10484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9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58"/>
        </table:table-row>
        <table:table-row table:style-name="ro1" table:number-rows-repeated="654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table:table-column table:style-name="co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59"/>
        </table:table-row>
        <table:table-row table:style-name="ro14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4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acter Count)</text:p>
          </table:table-cell>
          <table:table-cell table:style-name="ce62"/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6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E</text:span></text:p>
            <text:p><text:span text:style-name="T26">ABCDEF</text:span></text:p>
            <text:p><text:span text:style-name="T26">ABCDEFG</text:span></text:p>
            <text:p><text:span text:style-name="T26">ABCDEFGH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3" office:value-type="string" calcext:value-type="string">
            <text:p><text:span text:style-name="T27">A</text:span><text:span text:style-name="T10"> </text:span><text:span text:style-name="T28">(1)</text:span></text:p>
            <text:p><text:span text:style-name="T27">AB</text:span><text:span text:style-name="T10"> </text:span><text:span text:style-name="T28">(2)</text:span></text:p>
            <text:p><text:span text:style-name="T27">ABC</text:span><text:span text:style-name="T10"> </text:span><text:span text:style-name="T28">(3)</text:span></text:p>
            <text:p><text:span text:style-name="T27">ABCD</text:span><text:span text:style-name="T10"> </text:span><text:span text:style-name="T28">(4)</text:span></text:p>
            <text:p><text:span text:style-name="T27">ABCD</text:span><text:span text:style-name="T10"> </text:span><text:span text:style-name="T28">(4)</text:span></text:p>
            <text:p><text:span text:style-name="T27">E</text:span><text:span text:style-name="T10"> </text:span><text:span text:style-name="T28">(1)</text:span></text:p>
            <text:p><text:span text:style-name="T27">ABCD</text:span><text:span text:style-name="T10"> </text:span><text:span text:style-name="T28">(4)</text:span></text:p>
            <text:p><text:span text:style-name="T27">EF</text:span><text:span text:style-name="T10"> </text:span><text:span text:style-name="T28">(2)</text:span></text:p>
            <text:p><text:span text:style-name="T27">ABCD</text:span><text:span text:style-name="T10"> </text:span><text:span text:style-name="T28">(4)</text:span></text:p>
            <text:p><text:span text:style-name="T27">EFG</text:span><text:span text:style-name="T10"> </text:span><text:span text:style-name="T28">(3)</text:span></text:p>
            <text:p><text:span text:style-name="T27">ABCD</text:span><text:span text:style-name="T10"> </text:span><text:span text:style-name="T28">(4)</text:span></text:p>
            <text:p><text:span text:style-name="T27">EFGH</text:span><text:span text:style-name="T10"> </text:span><text:span text:style-name="T2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63">(0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9">&lt;CR&gt;&lt;LF&gt;</text:span><text:span text:style-name="T24"> </text:span><text:span text:style-name="T22">(3)</text:span></text:p>
            <text:p><text:span text:style-name="T26">AB</text:span><text:span text:style-name="T29">&lt;CR&gt;&lt;LF&gt;</text:span><text:span text:style-name="T24"> </text:span><text:span text:style-name="T22">(4)</text:span></text:p>
            <text:p><text:span text:style-name="T26">ABC</text:span><text:span text:style-name="T29">&lt;CR&gt;</text:span><text:span text:style-name="T24"> </text:span><text:span text:style-name="T22">(4)</text:span></text:p>
            <text:p><text:span text:style-name="T30">&lt;LF&gt;</text:span><text:span text:style-name="T31"> </text:span><text:span text:style-name="T32">(1)</text:span></text:p>
            <text:p><text:span text:style-name="T26">ABCD</text:span><text:span text:style-name="T21"> </text:span><text:span text:style-name="T22">(4)</text:span></text:p>
            <text:p><text:span text:style-name="T30">&lt;CR&gt;&lt;LF&gt;</text:span><text:span text:style-name="T31"> </text:span><text:span text:style-name="T32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9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9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9">&lt;CR&gt;</text:span><text:span text:style-name="T24"> </text:span><text:span text:style-name="T22">(4)</text:span></text:p>
            <text:p><text:span text:style-name="T30">&lt;LF&gt;</text:span><text:span text:style-name="T31"> </text:span><text:span text:style-name="T32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30">&lt;CR&gt;&lt;LF&gt;</text:span><text:span text:style-name="T31"> </text:span><text:span text:style-name="T32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59"/>
        </table:table-row>
        <table:table-row table:style-name="ro19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9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9">&lt;CR&gt;&lt;LF&gt;</text:span><text:span text:style-name="T24"> </text:span><text:span text:style-name="T22">(5)</text:span></text:p>
          </table:table-cell>
          <table:table-cell table:number-columns-repeated="59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9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9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30">&lt;CR&gt;</text:span><text:span text:style-name="T33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4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4">@</text:span><text:span text:style-name="T35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4">@</text:span><text:span text:style-name="T35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59"/>
        </table:table-row>
        <table:table-row table:style-name="ro3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37">A</text:span><text:span text:style-name="T21"> </text:span><text:span text:style-name="T22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 </text:span><text:span text:style-name="T41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 </text:span><text:span text:style-name="T41">&lt;NUL&gt;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/text:p>
          </table:table-cell>
          <table:table-cell table:number-columns-repeated="58"/>
        </table:table-row>
        <table:table-row table:style-name="ro2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3">(&lt;TS&gt;)</text:span><text:span text:style-name="T4"> </text:span><text:span text:style-name="T36">(&gt;&gt;)</text:span><text:span text:style-name="T4"> 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text:span text:style-name="T4"> </text:span><text:span text:style-name="T36">(2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</table:table-cell>
          <table:table-cell table:number-columns-repeated="58"/>
        </table:table-row>
        <table:table-row table:style-name="ro2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text:span text:style-name="T4"> </text:span><text:span text:style-name="T36">(2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64">(&lt;TS&gt;)</text:span><text:span text:style-name="T70"> </text:span><text:span text:style-name="T71">(&gt;&gt;)</text:span><text:span text:style-name="T70">  </text:span><text:span text:style-name="T71">(0)</text:span></text:p>
          </table:table-cell>
          <table:table-cell table:number-columns-repeated="58"/>
        </table:table-row>
        <table:table-row table:style-name="ro2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text:span text:style-name="T4"> </text:span><text:span text:style-name="T36">(2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 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</table:table-cell>
          <table:table-cell table:number-columns-repeated="58"/>
        </table:table-row>
        <table:table-row table:style-name="ro2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3">(&lt;TS&gt;)</text:span><text:span text:style-name="T4"> </text:span><text:span text:style-name="T36">(&lt;&lt;)</text:span><text:span text:style-name="T47">  </text:span><text:span text:style-name="T48">(0)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3">(&lt;TS&gt;)</text:span><text:span text:style-name="T4"> </text:span><text:span text:style-name="T36">(&lt;&lt;)</text:span><text:span text:style-name="T47">  </text:span><text:span text:style-name="T48">(0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OK</text:span><text:span text:style-name="T53"> </text:span><text:span text:style-name="T54">(2)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A</text:span></text:p>
          </table:table-cell>
          <table:table-cell table:number-columns-repeated="58"/>
        </table:table-row>
        <table:table-row table:style-name="ro2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A</text:span><text:span text:style-name="T75"> </text:span><text:span text:style-name="T76">(1)</text:span></text:p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</table:table-cell>
          <table:table-cell table:number-columns-repeated="58"/>
        </table:table-row>
        <table:table-row table:style-name="ro2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A</text:span><text:span text:style-name="T75"> </text:span><text:span text:style-name="T76">(1)</text:span></text:p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2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OK</text:span><text:span text:style-name="T53"> </text:span><text:span text:style-name="T54">(2)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A</text:span><text:span text:style-name="T75"> </text:span><text:span text:style-name="T76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72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A</text:span><text:span text:style-name="T21"> </text:span><text:span text:style-name="T22">(1)</text:span></text:p>
          </table:table-cell>
          <table:table-cell table:style-name="ce73" office:value-type="string" calcext:value-type="string">
            <text:p><text:span text:style-name="T14">(TS)</text:span><text:span text:style-name="T15"> </text:span><text:span text:style-name="T57">(&gt;&gt;)</text:span><text:span text:style-name="T15"> </text:span><text:span text:style-name="T16">A</text:span><text:span text:style-name="T21"> </text:span><text:span text:style-name="T22">(1)</text:span></text:p>
          </table:table-cell>
          <table:table-cell table:number-columns-repeated="58"/>
        </table:table-row>
        <table:table-row table:style-name="ro2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A</text:span><text:span text:style-name="T21"> </text:span><text:span text:style-name="T22">(1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B</text:span><text:span text:style-name="T21"> </text:span><text:span text:style-name="T22">(1)</text:span></text:p>
          </table:table-cell>
          <table:table-cell table:style-name="ce73" office:value-type="string" calcext:value-type="string">
            <text:p><text:span text:style-name="T14">(TS)</text:span><text:span text:style-name="T15"> </text:span><text:span text:style-name="T57">(&gt;&gt;)</text:span><text:span text:style-name="T15"> </text:span><text:span text:style-name="T16">A</text:span><text:span text:style-name="T21"> </text:span><text:span text:style-name="T22">(1)</text:span></text:p>
            <text:p><text:span text:style-name="T58">(TS)</text:span><text:span text:style-name="T31"> </text:span><text:span text:style-name="T32">(&lt;&lt;)</text:span><text:span text:style-name="T31"> </text:span><text:span text:style-name="T37">B</text:span><text:span text:style-name="T21"> </text:span><text:span text:style-name="T22">(1)</text:span></text:p>
          </table:table-cell>
          <table:table-cell table:number-columns-repeated="58"/>
        </table:table-row>
        <table:table-row table:style-name="ro29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72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A</text:span><text:span text:style-name="T21"> </text:span><text:span text:style-name="T22">(1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B</text:span><text:span text:style-name="T17">&lt;CR&gt;&lt;LF&gt;</text:span><text:span text:style-name="T24"> </text:span><text:span text:style-name="T22">(3)</text:span></text:p>
            <text:p><text:span text:style-name="T58">(&lt;TS&gt;)</text:span><text:span text:style-name="T31"> </text:span><text:span text:style-name="T32">(&lt;&lt;)</text:span><text:span text:style-name="T31"> </text:span><text:span text:style-name="T59">&lt;CR&gt;&lt;LF&gt;</text:span><text:span text:style-name="T31"> </text:span><text:span text:style-name="T32">(2)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A</text:span><text:span text:style-name="T21"> </text:span><text:span text:style-name="T22">(1)</text:span></text:p>
            <text:p><text:span text:style-name="T58">(&lt;TS&gt;</text:span><text:span text:style-name="T31">) </text:span><text:span text:style-name="T32">(&lt;&lt;)</text:span><text:span text:style-name="T31"> </text:span><text:span text:style-name="T37">B</text:span><text:span text:style-name="T61">&lt;CR&gt;&lt;LF&gt;</text:span><text:span text:style-name="T24"> </text:span><text:span text:style-name="T22">(3)</text:span></text:p>
            <text:p><text:span text:style-name="T58">(&lt;TS&gt;)</text:span><text:span text:style-name="T31"> </text:span><text:span text:style-name="T32">(&gt;&gt;)</text:span><text:span text:style-name="T31"> </text:span><text:span text:style-name="T77">&lt;CR&gt;&lt;LF&gt;</text:span><text:span text:style-name="T31"> </text:span><text:span text:style-name="T32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72" office:value-type="string" calcext:value-type="string">
            <text:p><text:span text:style-name="T14">(</text:span><text:span text:style-name="T60">&lt;TS&gt;</text:span><text:span text:style-name="T14">)</text:span><text:span text:style-name="T15"> </text:span><text:span text:style-name="T57">(&lt;&lt;)</text:span><text:span text:style-name="T15"> </text:span><text:span text:style-name="T41">&lt;NUL&gt;</text:span><text:span text:style-name="T15"> </text:span><text:span text:style-name="T57">(1)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lt;&lt;)</text:span></text:p>
          </table:table-cell>
          <table:table-cell table:number-columns-repeated="58"/>
        </table:table-row>
        <table:table-row table:style-name="ro2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14">(</text:span><text:span text:style-name="T60">&lt;TS&gt;</text:span><text:span text:style-name="T14">)</text:span><text:span text:style-name="T15"> </text:span><text:span text:style-name="T57">(&lt;&lt;)</text:span><text:span text:style-name="T15"> </text:span><text:span text:style-name="T41">&lt;NUL&gt;</text:span><text:span text:style-name="T15"> </text:span><text:span text:style-name="T57">(1)</text:span></text:p>
            <text:p><text:span text:style-name="T14">(</text:span><text:span text:style-name="T60">&lt;TS&gt;</text:span><text:span text:style-name="T14">)</text:span><text:span text:style-name="T15"> </text:span><text:span text:style-name="T57">(&gt;&gt;)</text:span><text:span text:style-name="T15"> </text:span><text:span text:style-name="T16">B</text:span><text:span text:style-name="T17">&lt;CR&gt;&lt;LF&gt;</text:span><text:span text:style-name="T24"> </text:span><text:span text:style-name="T22">(3)</text:span></text:p>
            <text:p><text:span text:style-name="T58">(&lt;TS&gt;)</text:span><text:span text:style-name="T31"> </text:span><text:span text:style-name="T32">(&lt;&lt;)</text:span><text:span text:style-name="T31"> </text:span><text:span text:style-name="T37">A</text:span><text:span text:style-name="T61">&lt;CR&gt;&lt;LF&gt;</text:span><text:span text:style-name="T24"> </text:span><text:span text:style-name="T22">(3)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B</text:span><text:span text:style-name="T61">&lt;CR&gt;&lt;LF&gt;</text:span><text:span text:style-name="T24"> </text:span><text:span text:style-name="T22">(3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A</text:span><text:span text:style-name="T17">&lt;CR&gt;&lt;LF&gt;</text:span><text:span text:style-name="T24"> </text:span><text:span text:style-name="T22">(3)</text:span></text:p>
          </table:table-cell>
          <table:table-cell table:number-columns-repeated="58"/>
        </table:table-row>
        <table:table-row table:style-name="ro30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72" office:value-type="string" calcext:value-type="string">
            <text:p><text:span text:style-name="T14">(</text:span><text:span text:style-name="T60">&lt;TS&gt;</text:span><text:span text:style-name="T14">)</text:span><text:span text:style-name="T15"> </text:span><text:span text:style-name="T57">(&lt;&lt;)</text:span><text:span text:style-name="T15"> </text:span><text:span text:style-name="T41">&lt;NUL&gt;</text:span><text:span text:style-name="T15"> </text:span><text:span text:style-name="T57">(1)</text:span></text:p>
            <text:p><text:span text:style-name="T14">(</text:span><text:span text:style-name="T60">&lt;TS&gt;</text:span><text:span text:style-name="T14">)</text:span><text:span text:style-name="T15"> </text:span><text:span text:style-name="T57">(&gt;&gt;)</text:span><text:span text:style-name="T15"> </text:span><text:span text:style-name="T16">B</text:span><text:span text:style-name="T21"> </text:span><text:span text:style-name="T22">(1)</text:span></text:p>
            <text:p><text:span text:style-name="T58">(&lt;TS&gt;)</text:span><text:span text:style-name="T31"> </text:span><text:span text:style-name="T32">(&lt;&lt;)</text:span><text:span text:style-name="T31"> </text:span><text:span text:style-name="T37">A</text:span><text:span text:style-name="T21"> </text:span><text:span text:style-name="T22">(1)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B</text:span><text:span text:style-name="T21"> </text:span><text:span text:style-name="T22">(1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A</text:span><text:span text:style-name="T21"> </text:span><text:span text:style-name="T22">(1)</text:span></text:p>
            <text:p><text:span text:style-name="T25">TimeStamp of A must differ from &lt;NUL&gt;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72" office:value-type="string" calcext:value-type="string">
            <text:p><text:span text:style-name="T14">(</text:span><text:span text:style-name="T60">&lt;TS&gt;</text:span><text:span text:style-name="T14">)</text:span><text:span text:style-name="T15"> </text:span><text:span text:style-name="T57">(&lt;&lt;)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gt;&gt;)</text:span></text:p>
          </table:table-cell>
          <table:table-cell table:number-columns-repeated="58"/>
        </table:table-row>
        <table:table-row table:style-name="ro3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B</text:span><text:span text:style-name="T21"> </text:span><text:span text:style-name="T22">(1)</text:span></text:p>
            <text:p><text:span text:style-name="T58">(&lt;TS&gt;)</text:span><text:span text:style-name="T31"> </text:span><text:span text:style-name="T32">(&lt;&lt;)</text:span><text:span text:style-name="T31"> </text:span><text:span text:style-name="T37">Ä</text:span><text:span text:style-name="T21"> </text:span><text:span text:style-name="T22">(1)</text:span></text:p>
            <text:p><text:span text:style-name="T25">Direction must change, i.e. match resulting show characters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B</text:span><text:span text:style-name="T21"> </text:span><text:span text:style-name="T22">(1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Ä</text:span><text:span text:style-name="T21"> </text:span><text:span text:style-name="T22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 B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 B, disable [Settings... &gt; Advanced &gt; ...when direction changes]</text:p>
            <text:p>Confirm</text:p>
          </table:table-cell>
          <table:table-cell table:style-name="ce72"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B</text:span><text:span text:style-name="T21"> </text:span><text:span text:style-name="T22">(1)</text:span></text:p>
            <text:p><text:span text:style-name="T58">(&lt;TS&gt;)</text:span><text:span text:style-name="T31"> </text:span><text:span text:style-name="T32">(&lt;&lt;)</text:span><text:span text:style-name="T31"> </text:span><text:span text:style-name="T37">Ä</text:span><text:span text:style-name="T21"> </text:span><text:span text:style-name="T22">(1)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B</text:span><text:span text:style-name="T21"> </text:span><text:span text:style-name="T22">(1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Ä</text:span><text:span text:style-name="T21"> </text:span><text:span text:style-name="T22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A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2">B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lt;&gt;)</text:span><text:span text:style-name="T51"> </text:span><text:span text:style-name="T52">A</text:span><text:span text:style-name="T78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2">B</text:span><text:span text:style-name="T53"> </text:span><text:span text:style-name="T54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A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lt;&gt;)</text:span><text:span text:style-name="T51"> </text:span><text:span text:style-name="T52">A</text:span><text:span text:style-name="T78">B</text:span><text:span text:style-name="T79">A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2">B</text:span><text:span text:style-name="T53"> </text:span><text:span text:style-name="T54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2">B</text:span><text:span text:style-name="T53"> </text:span><text:span text:style-name="T54">(1)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lt;&gt;)</text:span><text:span text:style-name="T51"> </text:span><text:span text:style-name="T52">A</text:span><text:span text:style-name="T78">B</text:span><text:span text:style-name="T79">A</text:span><text:span text:style-name="T78">B</text:span><text:span text:style-name="T55"> </text:span><text:span text:style-name="T56">(4)</text:span></text:p>
          </table:table-cell>
          <table:table-cell table:number-columns-repeated="58"/>
        </table:table-row>
        <table:table-row table:style-name="ro31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3">)</text:span><text:span text:style-name="T49"> </text:span><text:span text:style-name="T50">(&lt;&lt;)</text:span><text:span text:style-name="T51"> </text:span><text:span text:style-name="T80">BB</text:span><text:span text:style-name="T55"> </text:span><text:span text:style-name="T56">(2)</text:span></text:p>
            <text:p>...and: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63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64">(&lt;TS&gt;</text:span><text:span text:style-name="T65">)</text:span><text:span text:style-name="T66"> </text:span><text:span text:style-name="T67">(&lt;&lt;)</text:span><text:span text:style-name="T66"> </text:span><text:span text:style-name="T68">41h</text:span><text:span text:style-name="T10"> </text:span><text:span text:style-name="T68">42h</text:span><text:span text:style-name="T10"> </text:span><text:span text:style-name="T68">43h</text:span><text:span text:style-name="T10"> </text:span><text:span text:style-name="T68">44h</text:span><text:span text:style-name="T10"> </text:span><text:span text:style-name="T68">45h</text:span><text:span text:style-name="T10"> </text:span><text:span text:style-name="T68">46h</text:span><text:span text:style-name="T10"> </text:span><text:span text:style-name="T28">(6)</text:span></text:p>
          </table:table-cell>
          <table:table-cell table:style-name="ce73" office:value-type="string" calcext:value-type="string">
            <text:p><text:span text:style-name="T65">(&lt;TS&gt;)</text:span><text:span text:style-name="T66"> </text:span><text:span text:style-name="T67">(&gt;&gt;)</text:span><text:span text:style-name="T66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28">(6)</text:span>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41h</text:span><text:span text:style-name="T38"> </text:span><text:span text:style-name="T40">42h</text:span><text:span text:style-name="T38"> </text:span><text:span text:style-name="T40">43h</text:span><text:span text:style-name="T38"> </text:span><text:span text:style-name="T40">44h</text:span><text:span text:style-name="T38"> </text:span><text:span text:style-name="T40">45h</text:span><text:span text:style-name="T38"> </text:span><text:span text:style-name="T40">46h</text:span><text:span text:style-name="T38"> </text:span><text:span text:style-name="T39">(6)</text:span></text:p>
            <text:p><text:span text:style-name="T7">(&lt;TS&gt;)</text:span><text:span text:style-name="T8"> </text:span><text:span text:style-name="T46">(&lt;&lt;)</text:span><text:span text:style-name="T8"> </text:span><text:span text:style-name="T68">41h</text:span><text:span text:style-name="T10"> </text:span><text:span text:style-name="T28">(1)</text:span></text:p>
            <text:p><text:span text:style-name="T64">(&lt;TS&gt;</text:span><text:span text:style-name="T65">)</text:span><text:span text:style-name="T66"> </text:span><text:span text:style-name="T67">(&lt;&lt;)</text:span><text:span text:style-name="T66"> </text:span><text:span text:style-name="T68">41h</text:span><text:span text:style-name="T10"> </text:span><text:span text:style-name="T68">42h</text:span><text:span text:style-name="T10"> </text:span><text:span text:style-name="T68">41h</text:span><text:span text:style-name="T10"> </text:span><text:span text:style-name="T68">42h</text:span><text:span text:style-name="T10"> </text:span><text:span text:style-name="T68">43h</text:span><text:span text:style-name="T10"> ... </text:span><text:span text:style-name="T28">(35)</text:span></text:p>
          </table:table-cell>
          <table:table-cell table:style-name="ce73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5">44h</text:span><text:span text:style-name="T38"> </text:span><text:span text:style-name="T5">45h</text:span><text:span text:style-name="T38"> </text:span><text:span text:style-name="T5">46h</text:span><text:span text:style-name="T38"> </text:span><text:span text:style-name="T39">(6)</text:span></text:p>
            <text:p><text:span text:style-name="T7">(&lt;TS&gt;)</text:span><text:span text:style-name="T8"> </text:span><text:span text:style-name="T46">(&gt;&gt;)</text:span><text:span text:style-name="T8"> </text:span><text:span text:style-name="T9">41h</text:span><text:span text:style-name="T10"> </text:span><text:span text:style-name="T28">(1)</text:span></text:p>
            <text:p><text:span text:style-name="T65">(&lt;TS&gt;)</text:span><text:span text:style-name="T66"> </text:span><text:span text:style-name="T67">(&gt;&gt;)</text:span><text:span text:style-name="T66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28">(35)</text:span></text:p>
            <text:p><text:span text:style-name="T25">7 lines are sent as one chunk due to tim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4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5h</text:span><text:span text:style-name="T21"> </text:span><text:span text:style-name="T16">46h</text:span><text:span text:style-name="T21"> </text:span><text:span text:style-name="T22">(2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22">(1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3h</text:span><text:span text:style-name="T2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4h</text:span><text:span text:style-name="T2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4h</text:span><text:span text:style-name="T21"> </text:span><text:span text:style-name="T16">45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5h</text:span><text:span text:style-name="T21"> </text:span><text:span text:style-name="T16">46h</text:span><text:span text:style-name="T21"> </text:span><text:span text:style-name="T16">47h</text:span><text:span text:style-name="T21"> </text:span><text:span text:style-name="T16">41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6h</text:span><text:span text:style-name="T21"> </text:span><text:span text:style-name="T16">47h</text:span><text:span text:style-name="T21"> </text:span><text:span text:style-name="T16">48h</text:span><text:span text:style-name="T21"> </text:span><text:span text:style-name="T22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35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18">(</text:span><text:span text:style-name="T58">&lt;TS&gt;</text:span><text:span text:style-name="T14">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5h</text:span><text:span text:style-name="T21"> </text:span><text:span text:style-name="T16">46h</text:span><text:span text:style-name="T21"> </text:span><text:span text:style-name="T16">41h</text:span><text:span text:style-name="T21"> </text:span><text:span text:style-name="T16">41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2h</text:span><text:span text:style-name="T2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5h</text:span><text:span text:style-name="T2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41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6h</text:span><text:span text:style-name="T21"> </text:span><text:span text:style-name="T16">47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4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47h</text:span><text:span text:style-name="T21"> </text:span><text:span text:style-name="T16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5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5">44h</text:span><text:span text:style-name="T38"> </text:span><text:span text:style-name="T5">45h</text:span><text:span text:style-name="T38"> </text:span><text:span text:style-name="T5">46h</text:span><text:span text:style-name="T38"> </text:span><text:span text:style-name="T39">(6)</text:span></text:p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1h</text:span><text:span text:style-name="T38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2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3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69">[Error: EOL keyword is not supported for binary terminals!]</text:span></text:p>
            <text:p><text:span text:style-name="T64">(&lt;TS&gt;)</text:span><text:span text:style-name="T70"> </text:span><text:span text:style-name="T71">(&lt;&lt;)</text:span><text:span text:style-name="T70"> </text:span><text:span text:style-name="T72">41h</text:span><text:span text:style-name="T73"> </text:span><text:span text:style-name="T68">41h</text:span><text:span text:style-name="T10"> </text:span><text:span text:style-name="T68">42h</text:span><text:span text:style-name="T10"> </text:span><text:span text:style-name="T28">(3)</text:span></text:p>
            <text:p><text:span text:style-name="T64">(&lt;TS&gt;)</text:span><text:span text:style-name="T66"> </text:span><text:span text:style-name="T67">(&lt;&lt;)</text:span><text:span text:style-name="T66"> </text:span><text:span text:style-name="T68">41h</text:span><text:span text:style-name="T10"> </text:span><text:span text:style-name="T68">42h</text:span><text:span text:style-name="T10"> </text:span><text:span text:style-name="T68">43h</text:span><text:span text:style-name="T10"> </text:span><text:span text:style-name="T2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69">[Error: EOL keyword is not supported for binary terminals!]</text:span></text:p>
            <text:p><text:span text:style-name="T3">(&lt;TS&gt;)</text:span><text:span text:style-name="T4"> </text:span><text:span text:style-name="T36">(&lt;&lt;)</text:span><text:span text:style-name="T4"> </text:span><text:span text:style-name="T40">41h</text:span><text:span text:style-name="T38"> </text:span><text:span text:style-name="T40">41h</text:span><text:span text:style-name="T38"> </text:span><text:span text:style-name="T40">42h</text:span><text:span text:style-name="T38"> </text:span><text:span text:style-name="T39">(3)</text:span></text:p>
            <text:p><text:span text:style-name="T3">(&lt;TS&gt;)</text:span><text:span text:style-name="T4"> </text:span><text:span text:style-name="T36">(&lt;&lt;)</text:span><text:span text:style-name="T4"> </text:span><text:span text:style-name="T40">41h</text:span><text:span text:style-name="T38"> </text:span><text:span text:style-name="T40">42h</text:span><text:span text:style-name="T38"> </text:span><text:span text:style-name="T40">43h</text:span><text:span text:style-name="T38"> </text:span><text:span text:style-name="T39">(3)</text:span></text:p>
            <text:p><text:span text:style-name="T3">(&lt;TS&gt;</text:span><text:span text:style-name="T14">)</text:span><text:span text:style-name="T15"> </text:span><text:span text:style-name="T57">(&lt;&lt;)</text:span><text:span text:style-name="T15"> </text:span><text:span text:style-name="T37">41h</text:span><text:span text:style-name="T21"> </text:span><text:span text:style-name="T22">(1)</text:span></text:p>
            <text:p><text:span text:style-name="T3">(&lt;TS&gt;</text:span><text:span text:style-name="T58">)</text:span><text:span text:style-name="T31"> </text:span><text:span text:style-name="T32">(&lt;&lt;)</text:span><text:span text:style-name="T31"> </text:span><text:span text:style-name="T37">42h</text:span><text:span text:style-name="T21"> </text:span><text:span text:style-name="T22">(1)</text:span></text:p>
            <text:p><text:span text:style-name="T58">(&lt;TS&gt;)</text:span><text:span text:style-name="T31"> </text:span><text:span text:style-name="T32">(&lt;&lt;)</text:span><text:span text:style-name="T31"> </text:span><text:span text:style-name="T37">41h</text:span><text:span text:style-name="T21"> </text:span><text:span text:style-name="T37">42h</text:span><text:span text:style-name="T21"> </text:span><text:span text:style-name="T37">43h</text:span><text:span text:style-name="T21"> </text:span><text:span text:style-name="T22">(3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1h</text:span><text:span text:style-name="T38"> </text:span><text:span text:style-name="T5">42h</text:span><text:span text:style-name="T38"> </text:span><text:span text:style-name="T39">(3)</text:span></text:p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39">(3)</text:span></text:p>
            <text:p><text:span text:style-name="T3">(&lt;TS&gt;</text:span><text:span text:style-name="T14">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64">(&lt;TS&gt;)</text:span><text:span text:style-name="T70"> </text:span><text:span text:style-name="T71">(&gt;&gt;)</text:span><text:span text:style-name="T70"> </text:span><text:span text:style-name="T81">41h</text:span><text:span text:style-name="T73"> </text:span><text:span text:style-name="T81">41h</text:span><text:span text:style-name="T73"> </text:span><text:span text:style-name="T81">42h</text:span><text:span text:style-name="T73"> </text:span><text:span text:style-name="T82">(3)</text:span></text:p>
            <text:p><text:span text:style-name="T64">(&lt;TS&gt;)</text:span><text:span text:style-name="T70"> </text:span><text:span text:style-name="T71">(&gt;&gt;)</text:span><text:span text:style-name="T70"> </text:span><text:span text:style-name="T81">41h</text:span><text:span text:style-name="T73"> </text:span><text:span text:style-name="T81">42h</text:span><text:span text:style-name="T73"> </text:span><text:span text:style-name="T81">43h</text:span><text:span text:style-name="T73"> </text:span><text:span text:style-name="T9">41h</text:span><text:span text:style-name="T10"> </text:span><text:span text:style-name="T9">42h</text:span><text:span text:style-name="T10"> </text:span><text:span text:style-name="T28">(5)</text:span></text:p>
            <text:p><text:span text:style-name="T65">(&lt;TS&gt;)</text:span><text:span text:style-name="T66"> </text:span><text:span text:style-name="T67">(&gt;&gt;)</text:span><text:span text:style-name="T66"> </text:span><text:span text:style-name="T9">41h</text:span><text:span text:style-name="T10"> </text:span><text:span text:style-name="T9">42h</text:span><text:span text:style-name="T10"> </text:span><text:span text:style-name="T9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5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5">31h</text:span><text:span text:style-name="T38"> </text:span><text:span text:style-name="T5">32h</text:span><text:span text:style-name="T38"> </text:span><text:span text:style-name="T5">33h</text:span><text:span text:style-name="T38"> </text:span><text:span text:style-name="T5">41h</text:span><text:span text:style-name="T38"> </text:span><text:span text:style-name="T16">42h</text:span><text:span text:style-name="T21"> </text:span><text:span text:style-name="T22">(8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83">41h</text:span><text:span text:style-name="T84"> </text:span><text:span text:style-name="T85">42h</text:span><text:span text:style-name="T84"> </text:span><text:span text:style-name="T86">(8)</text:span><text:span text:style-name="T87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64">(&lt;TS&gt;</text:span><text:span text:style-name="T7">)</text:span><text:span text:style-name="T8"> </text:span><text:span text:style-name="T46">(&gt;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9">31h</text:span><text:span text:style-name="T10"> </text:span><text:span text:style-name="T9">32h</text:span><text:span text:style-name="T10"> </text:span><text:span text:style-name="T9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8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57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64">(&lt;TS&gt;</text:span><text:span text:style-name="T7">)</text:span><text:span text:style-name="T8"> </text:span><text:span text:style-name="T46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28">(2)</text:span></text:p>
            <text:p><text:span text:style-name="T64">(&lt;TS&gt;</text:span><text:span text:style-name="T65">)</text:span><text:span text:style-name="T66"> </text:span><text:span text:style-name="T67">(&gt;&gt;)</text:span><text:span text:style-name="T66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28">(3)</text:span></text:p>
            <text:p><text:span text:style-name="T64">(&lt;TS&gt;</text:span><text:span text:style-name="T65">)</text:span><text:span text:style-name="T66"> </text:span><text:span text:style-name="T67">(&gt;&gt;)</text:span><text:span text:style-name="T66"> </text:span><text:span text:style-name="T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9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64">(&lt;TS&gt;</text:span><text:span text:style-name="T7">)</text:span><text:span text:style-name="T8"> </text:span><text:span text:style-name="T46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28">(3)</text:span></text:p>
            <text:p><text:span text:style-name="T64">(&lt;TS&gt;</text:span><text:span text:style-name="T65">)</text:span><text:span text:style-name="T66"> </text:span><text:span text:style-name="T67">(&gt;&gt;)</text:span><text:span text:style-name="T66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28">(4)</text:span></text:p>
            <text:p><text:span text:style-name="T64">(&lt;TS&gt;</text:span><text:span text:style-name="T65">)</text:span><text:span text:style-name="T66"> </text:span><text:span text:style-name="T67">(&gt;&gt;)</text:span><text:span text:style-name="T66"> </text:span><text:span text:style-name="T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table:table-column table:style-name="co9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table:table-column table:style-name="co9" table:default-cell-style-name="ce39"/>
        <table:table-column table:style-name="co29" table:default-cell-style-name="ce39"/>
        <table:table-column table:style-name="co30" table:default-cell-style-name="ce39"/>
        <table:table-column table:style-name="co26" table:default-cell-style-name="ce39"/>
        <table:table-column table:style-name="co31" table:default-cell-style-name="ce39"/>
        <table:table-column table:style-name="co32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0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7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</text:p>
            <text:p><text:span text:style-name="T88">123</text:span> AB <text:span text:style-name="T88">C456</text:span></text:p>
          </table:table-cell>
          <table:table-cell office:value-type="string" calcext:value-type="string">
            <text:p>Data sent and received</text:p>
            <text:p>Automatic action is triggered for <text:span text:style-name="T88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10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58">(&gt;&gt;)</text:span><text:span text:style-name="T31"> </text:span><text:span text:style-name="T16">ABC</text:span></text:p>
            <text:p><text:span text:style-name="T58">(&gt;&gt;)</text:span><text:span text:style-name="T31"> </text:span><text:span text:style-name="T16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58">(&gt;&gt;)</text:span><text:span text:style-name="T31"> </text:span><text:span text:style-name="T16">xyz</text:span></text:p>
            <text:p><text:span text:style-name="T58">(&gt;&gt;)</text:span><text:span text:style-name="T31"> </text:span><text:span text:style-name="T16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Open another terminal in another instance of YAT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: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in other terminal: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legend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 <text:span text:style-name="T2">from within plot form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4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25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Action: [Scatter Plot]</text:p>
          </table:table-cell>
          <table:table-cell/>
          <table:table-cell table:style-name="ce25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39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89">Action: [Line Chart (X = Time)]</text:span></text:p>
            <text:p><text:span text:style-name="T89">Trigger:</text:span></text:p>
            <text:p><text:span text:style-name="T90">(</text:span><text:span text:style-name="T89">(?:(?:19|20)\d\d-(?:0[1-9]|1[012])-(?:0[1-9]|[12]\d|3[01]))</text:span><text:span text:style-name="T91">T</text:span><text:span text:style-name="T92">(?:(?:[01]\d|2[0-3]):[0-5]\d:[0-5]\d)</text:span><text:span text:style-name="T93">)</text:span><text:span text:style-name="T92">\s+([-+]?(?:\d+(?:\.\d*)?|\.\d+))\s+([-+]?\d+)\s+([-+]?\d+)\s+([A-Z]{1})\s+</text:span>([A-Za-z]{3})</text:p>
            <text:p><text:span text:style-name="T90">(</text:span><text:span text:style-name="T92">(?:(?:19|20)\d\d-(?:0[1-9]|1[012])-(?:0[1-9]|[12]\d|3[01]))</text:span><text:span text:style-name="T91">T</text:span><text:span text:style-name="T92">(?:(?:[01]\d|2[0-3]):[0-5]\d:[0-5]\d)</text:span><text:span text:style-name="T93">)</text:span></text:p>
            <text:p><text:span text:style-name="T94">                                                                                                                                                                 </text:span><text:span text:style-name="T95">\s+([-+]?(?:\d+(?:\.\d*)?|\.\d+))</text:span></text:p>
            <text:p><text:span text:style-name="T94">                                                                                                                                                                                                                    </text:span><text:span text:style-name="T95">\s+([-+]?\d+)\s+([-+]?\d+)</text:span></text:p>
            <text:p><text:span text:style-name="T94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95">\s+([A-Z]{1})\s+([A-Za-z]{3})</text:span>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40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89">Action: [Line Chart]</text:span></text:p>
            <text:p><text:span text:style-name="T89">Trigger:</text:span></text:p>
            <text:p><text:span text:style-name="T1">([-+]?(?:\d+(?:\.\d*)?|\.\d+))\s+([-+]?\d+)\s+([-+]?\d+)\s+([A-Z]{1})\s+</text:span>([A-Za-z]{3})</text:p>
            <text:p><text:span text:style-name="T25">([-+]?(?:\d+(?:\.\d*)?|\.\d+))</text:span></text:p>
            <text:p><text:span text:style-name="T94">                                               </text:span><text:span text:style-name="T95">\s+([-+]?\d+)\s+([-+]?\d+)</text:span></text:p>
            <text:p><text:span text:style-name="T94">                                                                                          </text:span><text:span text:style-name="T95">\s+([A-Z]{1})\s+([A-Za-z]{3})</text:span></text:p>
          </table:table-cell>
          <table:table-cell/>
          <table:table-cell table:style-name="ce25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0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7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<text:span text:style-name="T88">123</text:span> AB <text:span text:style-name="T88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4">...ABC</text:span><text:span text:style-name="T38"> </text:span><text:span text:style-name="T39">(72) </text:span><text:span text:style-name="T87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60"/>
        </table:table-row>
        <table:table-row table:style-name="ro41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6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01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6">all 10 matches</text:span></text:p>
            <text:p><text:span text:style-name="T1">Automatic response</text:span> contains <text:span text:style-name="T97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6">all 10 matches</text:span></text:p>
            <text:p><text:span text:style-name="T1">Automatic response</text:span> contains <text:span text:style-name="T97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60"/>
        </table:table-row>
        <table:table-row table:style-name="ro20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98">   1 </text:span><text:span text:style-name="T99">S S       0.00 g</text:span></text:p>
            <text:p><text:span text:style-name="T98">   2 </text:span><text:span text:style-name="T99">S S       0.00 g</text:span></text:p>
            <text:p><text:span text:style-name="T98">   3 </text:span><text:span text:style-name="T99">S S       0.00 g</text:span></text:p>
            <text:p><text:span text:style-name="T100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42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98">...</text:span></text:p>
            <text:p><text:span text:style-name="T98"> 101 </text:span><text:span text:style-name="T99">S D       ?.?? g</text:span></text:p>
            <text:p><text:span text:style-name="T98"> 102 </text:span><text:span text:style-name="T99">S D       ?.?? g</text:span></text:p>
            <text:p><text:span text:style-name="T98"> 103 </text:span><text:span text:style-name="T99">S D       ?.?? g</text:span></text:p>
            <text:p><text:span text:style-name="T100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42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98">...</text:span></text:p>
            <text:p><text:span text:style-name="T98"> 201 </text:span><text:span text:style-name="T99">S S       ?.?? g</text:span></text:p>
            <text:p><text:span text:style-name="T98"> 202 </text:span><text:span text:style-name="T99">S S       ?.?? g</text:span></text:p>
            <text:p><text:span text:style-name="T98"> 203 </text:span><text:span text:style-name="T99">S S       ?.?? g</text:span></text:p>
            <text:p><text:span text:style-name="T100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" table:style-name="ta1" table:print="false">
        <table:table-column table:style-name="co9" table:default-cell-style-name="ce39"/>
        <table:table-column table:style-name="co33" table:default-cell-style-name="ce39"/>
        <table:table-column table:style-name="co7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9" table:default-cell-style-name="ce39"/>
        <table:table-column table:style-name="co37" table:default-cell-style-name="ce39"/>
        <table:table-column table:style-name="co7" table:default-cell-style-name="ce39"/>
        <table:table-column table:style-name="co38" table:default-cell-style-name="ce39"/>
        <table:table-column table:style-name="co39" table:default-cell-style-name="ce39"/>
        <table:table-column table:style-name="co4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9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4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60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58"/>
        </table:table-row>
        <table:table-row table:style-name="ro4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4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7"/>
          <table:table-cell table:number-columns-repeated="5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0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0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4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8">(&lt;&lt;)</text:span><text:span text:style-name="T31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02">    in receiving terminal</text:span></text:p>
          </table:table-cell>
          <table:table-cell table:number-columns-repeated="59"/>
        </table:table-row>
        <table:table-row table:style-name="ro3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2">    in receiving terminal</text:span></text:p>
            <text:p><text:span text:style-name="T58">(&lt;&lt;)</text:span><text:span text:style-name="T31"> </text:span><text:span text:style-name="T37">X</text:span><text:span text:style-name="T61">&lt;CR&gt;&lt;LF&gt;</text:span><text:span text:style-name="T24"> </text:span><text:span text:style-name="T22">(3)</text:span></text:p>
          </table:table-cell>
          <table:table-cell table:number-columns-repeated="59"/>
        </table:table-row>
        <table:table-row table:style-name="ro44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2">    in receiving terminal</text:span></text:p>
            <text:p><text:span text:style-name="T58">(&lt;&lt;)</text:span><text:span text:style-name="T31"> </text:span><text:span text:style-name="T37">X</text:span><text:span text:style-name="T61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45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2">  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4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2">  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47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 </text:span><text:span text:style-name="T36">(0) 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2">  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4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6">(&lt;&lt;)</text:span><text:span text:style-name="T107"> </text:span><text:span text:style-name="T40">A</text:span><text:span text:style-name="T38"> </text:span><text:span text:style-name="T39">(1)</text:span></text:p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 </text:span><text:span text:style-name="T36">(0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    in sending terminal</text:p>
            <text:p/>
            <text:p><text:span text:style-name="T106">(&gt;&gt;)</text:span><text:span text:style-name="T107"> </text:span><text:span text:style-name="T5">A</text:span><text:span text:style-name="T6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2">  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8">(&lt;&lt;)</text:span><text:span text:style-name="T31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0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</text:span><text:span text:style-name="T39">(2)</text:span><text:span text:style-name="T102">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4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</text:span><text:span text:style-name="T39">(2)</text:span><text:span text:style-name="T108"> </text:span><text:span text:style-name="T102">in receiving terminal</text:span></text:p>
            <text:p><text:span text:style-name="T106">(&lt;&lt;)</text:span><text:span text:style-name="T107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LF&gt;</text:span><text:span text:style-name="T4"> </text:span><text:span text:style-name="T36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4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</text:p>
            <text:p><text:span text:style-name="T58">(&lt;&lt;)</text:span><text:span text:style-name="T31"> </text:span><text:span text:style-name="T37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</text:span><text:span text:style-name="T39">(2)</text:span><text:span text:style-name="T108"> </text:span><text:span text:style-name="T102">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LF&gt;</text:span><text:span text:style-name="T4"> </text:span><text:span text:style-name="T36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104">&lt;CR&gt; </text:span><text:span text:style-name="T109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04">&lt;CR&gt;</text:span><text:span text:style-name="T4"> </text:span><text:span text:style-name="T36">(1)</text:span><text:span text:style-name="T109">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4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04">&lt;CR&gt;</text:span><text:span text:style-name="T4"> </text:span><text:span text:style-name="T36">(1)</text:span><text:span text:style-name="T109">  in receiving terminal</text:span></text:p>
            <text:p><text:span text:style-name="T106">(&lt;&lt;)</text:span><text:span text:style-name="T107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LF&gt;</text:span><text:span text:style-name="T4"> </text:span><text:span text:style-name="T36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58"/>
        </table:table-row>
        <table:table-row table:style-name="ro4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58">(&lt;&lt;)</text:span><text:span text:style-name="T31"> </text:span><text:span text:style-name="T37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04">&lt;CR&gt;</text:span><text:span text:style-name="T4"> </text:span><text:span text:style-name="T36">(1)</text:span><text:span text:style-name="T109">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LF&gt;</text:span><text:span text:style-name="T4"> </text:span><text:span text:style-name="T36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8">(&lt;&lt;)</text:span><text:span text:style-name="T31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0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3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</text:span><text:span text:style-name="T39">(2)</text:span><text:span text:style-name="T102">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4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</text:p>
            <text:p><text:span text:style-name="T58">(&lt;&lt;)</text:span><text:span text:style-name="T31"> </text:span><text:span text:style-name="T59">&lt;CR&gt;</text:span><text:span text:style-name="T37">B</text:span><text:span text:style-name="T61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</text:span><text:span text:style-name="T39">(2)</text:span><text:span text:style-name="T102"> in receiving terminal</text:span></text:p>
            <text:p><text:span text:style-name="T106">(&lt;&lt;)</text:span><text:span text:style-name="T107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4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</text:p>
            <text:p><text:span text:style-name="T58">(&lt;&lt;)</text:span><text:span text:style-name="T31"> </text:span><text:span text:style-name="T59">&lt;CR&gt;</text:span><text:span text:style-name="T37">B</text:span><text:span text:style-name="T61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</text:span><text:span text:style-name="T39">(2)</text:span><text:span text:style-name="T102"> in receiving terminal</text:span></text:p>
            <text:p><text:span text:style-name="T106">(&lt;&lt;)</text:span><text:span text:style-name="T107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103"> </text:span><text:span text:style-name="T39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104">&lt;CR&gt; </text:span><text:span text:style-name="T109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04">&lt;CR&gt;</text:span><text:span text:style-name="T4"> </text:span><text:span text:style-name="T36">(1)</text:span><text:span text:style-name="T109">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49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58">(&lt;&lt;)</text:span><text:span text:style-name="T31"> </text:span><text:span text:style-name="T59">&lt;CR&gt;</text:span><text:span text:style-name="T37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104">&lt;CR&gt;</text:span><text:span text:style-name="T4"> </text:span><text:span text:style-name="T36">(1)</text:span><text:span text:style-name="T109">  in receiving terminal</text:span></text:p>
            <text:p><text:span text:style-name="T106">(&lt;&lt;)</text:span><text:span text:style-name="T107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50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table:table-column table:style-name="co9" table:default-cell-style-name="ce39"/>
        <table:table-column table:style-name="co46" table:default-cell-style-name="ce39"/>
        <table:table-column table:style-name="co47" table:default-cell-style-name="ce39"/>
        <table:table-column table:style-name="co26" table:default-cell-style-name="ce39"/>
        <table:table-column table:style-name="co48" table:default-cell-style-name="ce39"/>
        <table:table-column table:style-name="co49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predefined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53" table:default-cell-style-name="ce39"/>
        <table:table-column table:style-name="co5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0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10">Note that display elements are text-only and no longer contain the underlying typed</text:span></text:p>
            <text:p><text:span text:style-name="T110">information such as the time stamp of the origin. Since the XML schema is strongly-</text:span></text:p>
            <text:p><text:span text:style-name="T110">typed again, the items need to be reconstructed. Not optimal, but simply a trade-off</text:span></text:p>
            <text:p><text:span text:style-name="T110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39"/>
        <table:table-column table:style-name="co55" table:default-cell-style-name="ce39"/>
        <table:table-column table:style-name="co56" table:default-cell-style-name="ce39"/>
        <table:table-column table:style-name="co38" table:default-cell-style-name="ce39"/>
        <table:table-column table:style-name="co57" table:default-cell-style-name="ce39"/>
        <table:table-column table:style-name="co58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51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11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51">
          <table:table-cell table:number-columns-repeated="3"/>
          <table:table-cell office:value-type="string" calcext:value-type="string">
            <text:p>"Help &gt; About" &gt; Click 1<text:span text:style-name="T11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51">
          <table:table-cell table:number-columns-repeated="3"/>
          <table:table-cell office:value-type="string" calcext:value-type="string">
            <text:p>"Help &gt; About" &gt; Click 1<text:span text:style-name="T111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51">
          <table:table-cell table:number-columns-repeated="3"/>
          <table:table-cell office:value-type="string" calcext:value-type="string">
            <text:p>"Help &gt; About" &gt; Click 1<text:span text:style-name="T11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51">
          <table:table-cell table:number-columns-repeated="3"/>
          <table:table-cell office:value-type="string" calcext:value-type="string">
            <text:p>"Help &gt; About" &gt; Click 1<text:span text:style-name="T111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51">
          <table:table-cell table:number-columns-repeated="3"/>
          <table:table-cell office:value-type="string" calcext:value-type="string">
            <text:p>"Help &gt; About" &gt; Click 1<text:span text:style-name="T111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1">
          <table:table-cell table:number-columns-repeated="3"/>
          <table:table-cell office:value-type="string" calcext:value-type="string">
            <text:p>"Help &gt; About" &gt; Click slightly above the right end of the 2<text:span text:style-name="T11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51">
          <table:table-cell table:number-columns-repeated="3"/>
          <table:table-cell office:value-type="string" calcext:value-type="string">
            <text:p>"Help &gt; About" &gt; Click slightly above the right end of the 3<text:span text:style-name="T111">rd</text:span> line</text:p>
          </table:table-cell>
          <table:table-cell office:value-type="string" calcext:value-type="string">
            <text:p>Repeat steps above, except <text:span text:style-name="T112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9" table:default-cell-style-name="ce39"/>
        <table:table-column table:style-name="co59" table:default-cell-style-name="ce39"/>
        <table:table-column table:style-name="co60" table:default-cell-style-name="ce39"/>
        <table:table-column table:style-name="co61" table:default-cell-style-name="ce39"/>
        <table:table-column table:style-name="co12" table:default-cell-style-name="ce39"/>
        <table:table-column table:style-name="co62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7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1:'YAT.Domain.Terminal'.E10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0:08:57.5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1DT8H51M22S</meta:editing-duration>
    <meta:editing-cycles>652</meta:editing-cycles>
    <meta:generator>LibreOffice/6.1.1.2$Windows_X86_64 LibreOffice_project/5d19a1bfa650b796764388cd8b33a5af1f5baa1b</meta:generator>
    <dc:date>2020-10-04T10:16:51.133000000</dc:date>
    <meta:print-date>2013-02-02T14:44:49.07</meta:print-date>
    <meta:document-statistic meta:table-count="13" meta:cell-count="2494" meta:object-count="0"/>
    <meta:user-defined meta:name="Info 1"/>
    <meta:user-defined meta:name="Info 2"/>
    <meta:user-defined meta:name="Info 3"/>
    <meta:user-defined meta:name="Info 4"/>
  </office:meta>
</office:document-meta>
</file>